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criptContext.getAttribute( String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ScriptContext.getBindings( int sco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ScriptContext.getError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riptContext.set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riptContext.setErrorWriter( 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riptContext.getAttributesScope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ScriptContext.get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riptContext.removeAttribute( String name , in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ScriptContext.getAttribute( String name , in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ScriptContext.setAttribute( String name , Object value , in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ScriptContext.SimpleScrip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impleScriptContext.get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riptContext.get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criptContext.setBindings( Bindings namespace , int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SimpleScriptContext.setReader( 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